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</office:automatic-styles>
  <office:body>
    <office:text text:use-soft-page-breaks="true">
      <text:p text:style-name="P1">"Este archivo será utilizado para emular modificaciones en el proyecto colaborativo.</text:p>
      <text:p text:style-name="Textbody">Guillermo Campollo."</text:p>
      <text:p text:style-name="Textbody">Ragnar Betancourt Peraza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gnarsson Betancourt</dc:creator>
    <meta:creation-date>2019-09-03T14:40:00Z</meta:creation-date>
    <dc:date>2019-09-03T19:49:00Z</dc:date>
    <meta:template xlink:href="Normal" xlink:type="simple"/>
    <meta:editing-cycles>3</meta:editing-cycles>
    <meta:editing-duration>PT120S</meta:editing-duration>
    <meta:document-statistic meta:page-count="1" meta:paragraph-count="1" meta:word-count="20" meta:character-count="132" meta:row-count="1" meta:non-whitespace-character-count="113"/>
  </office:meta>
</office:document-meta>
</file>